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1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SSAGES GIVEN BY THE ANGEL OF GOD (10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ESSAGES GIVEN BY THE ANGEL OF GOD (10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ppearance of this angel (10:1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ppearance of this angel (10:1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is robed in a cloud with a rainbow over his head (10:1a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face is as the sun and his legs as fiery pillars (10:1b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MESSAGES GIVEN BY THE ANGEL OF GOD (10:1-7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appearance of this angel (10:1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actions by this angel (10:2-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actions by this angel (10:2-7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he holds (10:2a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What he does (10:2b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What he says (10:3-7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What he says (10:3-7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irst message (10:3-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econd message (10:5-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actions by this angel (10:2-7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What he holds (10:2a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What he does (10:2b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What he says (10:3-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MESSAGES GIVEN BY THE ANGEL OF GOD (10:1-7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appearance of this angel (10: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actions by this angel (10:2-7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REVELATION 10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MESSAGES GIVEN BY THE ANGEL OF GOD (10:1-7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MISSION GIVEN TO THE APSOTLE OF GOD (10:8-11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THE MISSION GIVEN TO THE APSOTLE OF GOD (10:8-11)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o partake (10:8-9a):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o partake (10:8-9a):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It will taste like honey in his mouth (10:9b, 10a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It will turn sour in his stomach (10:9c, 10b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THE MISSION GIVEN TO THE APSOTLE OF GOD (10:8-11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o partake (10:8-9a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o prophesy (10:11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REVELATION 10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THE MESSAGES GIVEN BY THE ANGEL OF GOD (10:1-7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HE MISSION GIVEN TO THE APSOTLE OF GOD (10:8-11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10</dc:title>
    <meta:initial-creator>David STRICKLAND</meta:initial-creator>
    <dc:creator>David STRICKLAND</dc:creator>
    <meta:creation-date>2020-02-23T23:21:53Z</meta:creation-date>
    <dc:date>2020-02-23T23:21:53Z</dc:date>
    <meta:template xlink:href="BibleStudy" xlink:type="simple"/>
    <meta:editing-cycles>1</meta:editing-cycles>
    <meta:editing-duration>PT0S</meta:editing-duration>
    <meta:document-statistic meta:paragraph-count="38" meta:word-count="332"/>
  </office:meta>
</office:document-meta>
</file>